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4a86e8" fo:font-weight="bold" style:font-weight-asian="bold"/>
    </style:style>
    <style:style style:name="P5" style:family="paragraph" style:parent-style-name="Standard" style:list-style-name="WWNum1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list-style-name="WWNum8">
      <style:paragraph-properties fo:margin-left="1in" fo:margin-right="0in" fo:text-indent="-0.25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ize="12pt" style:font-size-asian="12pt" style:font-size-complex="12pt" fo:background-color="#ffffff"/>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GCWDW <text:s/>- </text:span><text:span text:style-name="T2">????????? <text:s text:c="2"/></text:span></text:p>
      <text:p text:style-name="P1"><text:span text:style-name="T7">Colour key - </text:span><text:span text:style-name="T8">Venn</text:span><text:span text:style-name="T7"> </text:span><text:span text:style-name="T12">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9" text:visited-style-name="ListLabel_20_109"><text:span text:style-name="T15">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9" text:visited-style-name="ListLabel_20_109"><text:span text:style-name="T15">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4">Patreons:</text:span><text:span text:style-name="T17"> Post story suggestions </text:span><text:span text:style-name="T18">HAR</text:span><text:span text:style-name="T19">!</text:span></text:p>
      <text:p text:style-name="P1"/>
      <text:p text:style-name="P1">1.</text:p>
      <text:p text:style-name="P1">2.</text:p>
      <text:p text:style-name="P1">3.</text:p>
      <text:p text:style-name="P1"><text:soft-page-break/>4.</text:p>
      <text:p text:style-name="P1"><draw:rect text:anchor-type="as-char" style:rel-width="100%" draw:z-index="2" draw:style-name="gr1" draw:text-style-name="P21"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21" svg:width="0.0012in" svg:height="0.0213in"><text:p/></draw:rect></text:p>
      <text:p text:style-name="P1"><text:span text:style-name="T7">What we’re up to :</text:span></text:p>
      <text:p text:style-name="P1"><text:span text:style-name="T7">V - First time filing a bug report over Twitter DM. Amazon MVP’s</text:span></text:p>
      <text:p text:style-name="P1"><text:span text:style-name="T7">J - Jordan is coming to SCaLE!!! <text:s/>Lots of SCaLE planning! <text:s/>LGC stickers for SCaLE arrived! <text:s/>Started teaching my animation class for the semester . . .</text:span></text:p>
      <text:p text:style-name="P1"><text:span text:style-name="T7">P - </text:span></text:p>
      <text:p text:style-name="Standard"><draw:rect text:anchor-type="as-char" style:rel-width="100%" draw:z-index="4" draw:style-name="gr1" draw:text-style-name="P21" svg:width="0.0012in" svg:height="0.0213in"><text:p/></draw:rect></text:p>
      <text:p text:style-name="Standard">News</text:p>
      <text:p text:style-name="Standard"/>
      <text:p text:style-name="Standard"><text:span text:style-name="T8">No Snap </text:span></text:p>
      <text:p text:style-name="Standard"><text:a xlink:type="simple" xlink:href="https://itsfoss.com/ubuntu-snap-replaces-apt-blueprint/" text:style-name="ListLabel_20_110" text:visited-style-name="ListLabel_20_110"><text:span text:style-name="T16">https://itsfoss.com/ubuntu-snap-replaces-apt-blueprint/</text:span></text:a></text:p>
      <text:list xml:id="list1860888826" text:style-name="WWNum11">
        <text:list-item>
          <text:p text:style-name="P5"><text:span text:style-name="T5">Yeah, I saw and liked Popey's tweets on February 23rd. <text:s/>That's how I found out about this scary rumor!</text:span></text:p>
        </text:list-item>
        <text:list-item>
          <text:p text:style-name="P5"><text:span text:style-name="T13">Speaking of native development, do you want to learn why not having applications run natively?</text:span></text:p>
        </text:list-item>
        <text:list-item>
          <text:p text:style-name="P5"><text:span text:style-name="T13">Still, this was a community member posting this and that makes it anything but official.</text:span></text:p>
        </text:list-item>
        <text:list-item>
          <text:p text:style-name="P5"><text:span text:style-name="T13">Chill!</text:span></text:p>
        </text:list-item>
        <text:list-item>
          <text:p text:style-name="P5"><text:span text:style-name="T9">No no, the sky is not falling and 19.04 will not use Snaps in place of Apt.</text:span></text:p>
        </text:list-item>
        <text:list-item>
          <text:p text:style-name="P5"><text:soft-page-break/><text:span text:style-name="T9">They are saving that for 19.10, kidding… mostly. </text:span></text:p>
        </text:list-item>
        <text:list-item>
          <text:p text:style-name="P5"><text:span text:style-name="T9">This all started because of a blueprint on Ubuntu’s launchpad website, titled ‘Replace APT with snap as default package manager’.</text:span></text:p>
        </text:list-item>
        <text:list-item>
          <text:p text:style-name="P5"><text:span text:style-name="T9">It was a proposal by some community member not affiliated with Ubuntu.</text:span></text:p>
        </text:list-item>
        <text:list-item>
          <text:p text:style-name="P5"><text:span text:style-name="T9">Anybody who has spent a little quality time with Snaps laughed at this rumour knowing it simply was not possible from a technical standpoint. </text:span></text:p>
        </text:list-item>
      </text:list>
      <text:p text:style-name="Standard"/>
      <text:p text:style-name="Standard"/>
      <text:p text:style-name="Standard"><text:span text:style-name="T3">X864LYFE</text:span></text:p>
      <text:p text:style-name="Standard"><text:a xlink:type="simple" xlink:href="https://www.theregister.co.uk/2019/02/23/linus_torvalds_arm_x86_servers/" text:style-name="ListLabel_20_110" text:visited-style-name="ListLabel_20_110"><text:span text:style-name="T16">https://www.theregister.co.uk/2019/02/23/linus_torvalds_arm_x86_servers/</text:span></text:a></text:p>
      <text:list xml:id="list2039969970" text:style-name="WWNum3">
        <text:list-item>
          <text:p text:style-name="P6"><text:span text:style-name="T9">MAC’s will be custom ARM by this time next year, Linus.</text:span></text:p>
        </text:list-item>
        <text:list-item>
          <text:p text:style-name="P6"><text:span text:style-name="T5">Linus Torvalds says that x86 servers have won, and forget about ARM servers.</text:span></text:p>
        </text:list-item>
        <text:list-item>
          <text:p text:style-name="P6"><text:span text:style-name="T5">Linus states “If you develop on x86, then you're going to want to deploy on x86, because you'll be able to run what you test 'at home' (and by 'at home' I don't mean literally in your home, but in your work environment)."</text:span></text:p>
        </text:list-item>
        <text:list-item>
          <text:p text:style-name="P6"><text:span text:style-name="T5">ARM processors have the advantage of much lower power requirements, better heat dissipation and a lower cost server solution.</text:span></text:p>
        </text:list-item>
        <text:list-item>
          <text:p text:style-name="P6"><text:span text:style-name="T5">Lower power RISC-V server adoption may soon be in our future as well, especially now that RISC processing is back in vogue again.</text:span></text:p>
          <text:list>
            <text:list-item>
              <text:p text:style-name="P17"><text:span text:style-name="T9">That’s going to take a minute. </text:span></text:p>
            </text:list-item>
          </text:list>
        </text:list-item>
        <text:list-item>
          <text:p text:style-name="P6"><text:span text:style-name="T5">Remember the days of the DEC Alpha?</text:span></text:p>
          <text:list>
            <text:list-item>
              <text:p text:style-name="P17"><text:span text:style-name="T9">Even in their day Alphas had an extremely small footprint.</text:span></text:p>
            </text:list-item>
            <text:list-item>
              <text:p text:style-name="P17"><text:span text:style-name="T9">I ran into a few Titans and the occasional Tsunami but even then they were being phased out by Xeons. <text:s/></text:span></text:p>
            </text:list-item>
          </text:list>
        </text:list-item>
        <text:list-item>
          <text:p text:style-name="P6"><text:span text:style-name="T5">Currently there aren't as many linux applications compiled for ARM in our repros, but that could change over time.</text:span></text:p>
        </text:list-item>
        <text:list-item>
          <text:p text:style-name="P6"><text:span text:style-name="T13">Fact of the matter is, x86 is established, most developers are running x86 machines as their development machines, and are targeting x86 servers.</text:span></text:p>
        </text:list-item>
        <text:list-item>
          <text:p text:style-name="P6"><text:span text:style-name="T13">The argument of cross building and testing is weak. I’m not sure what Linus was going for here, maybe something a bit more bitey that he decided to hold back, but this is a weak argument.</text:span></text:p>
        </text:list-item>
        <text:list-item>
          <text:p text:style-name="P6"><text:span text:style-name="T13">Personally, I think ARM’s lower power package makes it ideal for server deployment/development.</text:span></text:p>
        </text:list-item>
        <text:list-item>
          <text:p text:style-name="P6"><text:soft-page-break/><text:span text:style-name="T13">At least for servers which require more reliability rather than performance.</text:span></text:p>
        </text:list-item>
        <text:list-item>
          <text:p text:style-name="P6"><text:span text:style-name="T9">Admiditally nobody does native development in the embedded space, yet.</text:span></text:p>
        </text:list-item>
        <text:list-item>
          <text:p text:style-name="P6"><text:span text:style-name="T9">Linux knows about the upcoming hardware, he's just skeptical and rightfully so. </text:span></text:p>
        </text:list-item>
      </text:list>
      <text:p text:style-name="Standard"/>
      <text:p text:style-name="Standard"/>
      <text:p text:style-name="Standard"><text:span text:style-name="T3">Rule34</text:span></text:p>
      <text:p text:style-name="Standard"><text:a xlink:type="simple" xlink:href="https://www.linuxfoundation.org/press-release/2019/02/34-new-members-join-the-linux-foundation-and-invest-in-open-source/" text:style-name="ListLabel_20_110" text:visited-style-name="ListLabel_20_110"><text:span text:style-name="T16">https://www.linuxfoundation.org/press-release/2019/02/34-new-members-join-the-linux-foundation-and-invest-in-open-source/</text:span></text:a></text:p>
      <text:list xml:id="list3703602670" text:style-name="WWNum6">
        <text:list-item>
          <text:p text:style-name="P7"><text:span text:style-name="T5">Yes, 34 new members join The Linux Foundation at the Silver and Associate level membership, and invest in open source.</text:span></text:p>
        </text:list-item>
        <text:list-item>
          <text:p text:style-name="P7"><text:span text:style-name="T5">I have been following the new members joining the Linux Foundation for many years, and have been so happy with the huge increase in membership the last several years!</text:span></text:p>
        </text:list-item>
        <text:list-item>
          <text:p text:style-name="P7"><text:span text:style-name="T5">Yes, new members have been averaging once a day for the last year.</text:span></text:p>
        </text:list-item>
        <text:list-item>
          <text:p text:style-name="P7"><text:span text:style-name="T5">HP Inc, HP’s desktop and laptop computer division, finally joined the ranks. Hmm, maybe HP is seeing a future of Linux on the desktop like Dell has?</text:span></text:p>
        </text:list-item>
        <text:list-item>
          <text:p text:style-name="P7"><text:span text:style-name="T5">HP Enterprise has been a platinum member since 2012.</text:span></text:p>
          <text:list>
            <text:list-item>
              <text:p text:style-name="P18"><text:span text:style-name="T13">Wouldn’t put it past HP to have a project sputnik of their own in the works.</text:span></text:p>
            </text:list-item>
          </text:list>
        </text:list-item>
        <text:list-item>
          <text:p text:style-name="P7"><text:span text:style-name="T5">Also a new member is Chaincode Labs who supports and develops Bitcoin and other peer-to-peer decentralized systems.</text:span></text:p>
        </text:list-item>
      </text:list>
      <text:p text:style-name="P4"/>
      <text:p text:style-name="P4"/>
      <text:p text:style-name="Standard"><text:span text:style-name="T9">The good RGB</text:span></text:p>
      <text:p text:style-name="Standard"><text:a xlink:type="simple" xlink:href="https://simon.shimmerproject.org/2019/02/19/color-profile-support-for-xfce/" text:style-name="ListLabel_20_110" text:visited-style-name="ListLabel_20_110"><text:span text:style-name="T16">https://simon.shimmerproject.org/2019/02/19/color-profile-support-for-xfce/</text:span></text:a></text:p>
      <text:list xml:id="list919333472" text:style-name="WWNum5">
        <text:list-item>
          <text:p text:style-name="P8"><text:span text:style-name="T13">Certainly opens XFCE to people who go completely anal over color accuracy.</text:span></text:p>
        </text:list-item>
        <text:list-item>
          <text:p text:style-name="P8"><text:span text:style-name="T13">Also, being able to set the profiles on a per screen basis is very welcome!</text:span></text:p>
        </text:list-item>
        <text:list-item>
          <text:p text:style-name="P8"><text:span text:style-name="T9">My favourite colour is dark.</text:span></text:p>
        </text:list-item>
        <text:list-item>
          <text:p text:style-name="P8"><text:soft-page-break/><text:span text:style-name="T5">This is wonderful for artists who need color management and profiles as accurate as possible and that work globally among all devices.</text:span></text:p>
        </text:list-item>
        <text:list-item>
          <text:p text:style-name="P8"><text:span text:style-name="T5">Gnome and KDE have already integrated colord support via GUI in their settings dialogs and settings daemons.</text:span></text:p>
        </text:list-item>
        <text:list-item>
          <text:p text:style-name="P8"><text:span text:style-name="T9">Current plan is to get this feature merged before they release Xfce 4.14 so no later than Q3 2037. </text:span></text:p>
        </text:list-item>
        <text:list-item>
          <text:p text:style-name="P8"><text:span text:style-name="T9">Colour profiles for webcams could be handy. </text:span></text:p>
        </text:list-item>
      </text:list>
      <text:p text:style-name="Standard"/>
      <text:p text:style-name="P4"/>
      <text:p text:style-name="Standard"><text:span text:style-name="T12">Secure Fedoras </text:span></text:p>
      <text:p text:style-name="Standard"><text:a xlink:type="simple" xlink:href="https://fedoramagazine.org/two-factor-authentication-ssh-fedora/" text:style-name="ListLabel_20_110" text:visited-style-name="ListLabel_20_110"><text:span text:style-name="T16">https://fedoramagazine.org/two-factor-authentication-ssh-fedora/</text:span></text:a></text:p>
      <text:list xml:id="list656722195" text:style-name="WWNum4">
        <text:list-item>
          <text:p text:style-name="P9"><text:span text:style-name="T13">Google Authenticator is awesome, when compared to some of the 2FA options out there.</text:span></text:p>
        </text:list-item>
        <text:list-item>
          <text:p text:style-name="P9"><text:span text:style-name="T13">I’m sure there are some who don’t want to give Google even more power, but this is actually a really good idea if you want to keep your ssh connections a bit safer.</text:span></text:p>
        </text:list-item>
        <text:list-item>
          <text:p text:style-name="P9"><text:span text:style-name="T13">Do be mindful of your organization policies.</text:span></text:p>
        </text:list-item>
        <text:list-item>
          <text:p text:style-name="P9"><text:span text:style-name="T5">This so makes sense, especially since SSH is one of the most used applications on Linux, and is used to connect securely to a remote system.</text:span></text:p>
        </text:list-item>
      </text:list>
      <text:p text:style-name="Standard"/>
      <text:p text:style-name="Standard"><text:span text:style-name="T9">Boot hack</text:span></text:p>
      <text:p text:style-name="Standard"><text:a xlink:type="simple" xlink:href="https://github.com/ValdikSS/Super-UEFIinSecureBoot-Disk" text:style-name="ListLabel_20_110" text:visited-style-name="ListLabel_20_110"><text:span text:style-name="T16">https://github.com/ValdikSS/Super-UEFIinSecureBoot-Disk</text:span></text:a></text:p>
      <text:list xml:id="list1247826485" text:style-name="WWNum7">
        <text:list-item>
          <text:p text:style-name="P10"><text:span text:style-name="T9">Not really for hacking but a way to install on otherwise locked devices?</text:span></text:p>
        </text:list-item>
        <text:list-item>
          <text:p text:style-name="P10"><text:span text:style-name="T13">This isn’t a complete tool.</text:span></text:p>
        </text:list-item>
        <text:list-item>
          <text:p text:style-name="P10"><text:span text:style-name="T13">This is just the UEFI hack to get around secure boot and still let you boot an .efi file.</text:span></text:p>
        </text:list-item>
        <text:list-item>
          <text:p text:style-name="P10"><text:span text:style-name="T13">You can literally build anything you want around this.</text:span></text:p>
        </text:list-item>
        <text:list-item>
          <text:p text:style-name="P10"><text:span text:style-name="T5">This is great for data recovery, reinstalling your OS or just being able to boot from a flash drive on a Secure Boot system.</text:span></text:p>
        </text:list-item>
        <text:list-item>
          <text:p text:style-name="P10"><text:span text:style-name="T9">Regardless, it’s a thing, let us know what you would use it for. </text:span></text:p>
        </text:list-item>
      </text:list>
      <text:p text:style-name="P4"><text:soft-page-break/></text:p>
      <text:p text:style-name="Standard"><text:span text:style-name="T12">Chromed Ears</text:span></text:p>
      <text:p text:style-name="Standard"><text:a xlink:type="simple" xlink:href="https://liliputing.com/2019/02/chrome-os-74-will-enable-audio-for-linux-apps.html" text:style-name="ListLabel_20_110" text:visited-style-name="ListLabel_20_110"><text:span text:style-name="T16">https://liliputing.com/2019/02/chrome-os-74-will-enable-audio-for-linux-apps.html</text:span></text:a></text:p>
      <text:list xml:id="list1329073618" text:style-name="WWNum9">
        <text:list-item>
          <text:p text:style-name="P11"><text:span text:style-name="T13">Progress!</text:span></text:p>
        </text:list-item>
        <text:list-item>
          <text:p text:style-name="P11"><text:span text:style-name="T13">I still want to play some vidjagames from my Steam library on ChromeOS.</text:span></text:p>
        </text:list-item>
        <text:list-item>
          <text:p text:style-name="P11"><text:span text:style-name="T5">Audio input is not supported yet due to security reasons of third party apps having access to the device’s microphone or camera, which could violate Google’s Chromebook security policies.</text:span></text:p>
        </text:list-item>
      </text:list>
      <text:p text:style-name="Standard"/>
      <text:p text:style-name="Standard"><text:span text:style-name="T8">OBS</text:span></text:p>
      <text:p text:style-name="Standard"><text:a xlink:type="simple" xlink:href="https://github.com/obsproject/obs-studio/releases/tag/23.0.0" text:style-name="ListLabel_20_110" text:visited-style-name="ListLabel_20_110"><text:span text:style-name="T16">https://github.com/obsproject/obs-studio/releases/tag/23.0.0</text:span></text:a></text:p>
      <text:p text:style-name="Standard"><text:a xlink:type="simple" xlink:href="https://obsproject.com/blog/new-ways-to-support-obs-development" text:style-name="ListLabel_20_110" text:visited-style-name="ListLabel_20_110"><text:span text:style-name="T16">https://obsproject.com/blog/new-ways-to-support-obs-development</text:span></text:a></text:p>
      <text:list xml:id="list1669978991" text:style-name="WWNum8">
        <text:list-item>
          <text:p text:style-name="P12"><text:span text:style-name="T13">VAAPI for Linux, means you can have QuickSync streaming on your Intel laptop.</text:span></text:p>
          <text:list>
            <text:list-item>
              <text:p text:style-name="P19"><text:span text:style-name="T9">And AMD. </text:span></text:p>
            </text:list-item>
          </text:list>
        </text:list-item>
        <text:list-item>
          <text:p text:style-name="P12"><text:span text:style-name="T9">It looks horrific if you are wondering.</text:span><text:span text:style-name="T5"> <text:s text:c="3"/></text:span></text:p>
        </text:list-item>
        <text:list-item>
          <text:p text:style-name="P12"><text:span text:style-name="T11">Multi-track audio support for FFmpeg</text:span></text:p>
        </text:list-item>
        <text:list-item>
          <text:p text:style-name="P12"><text:span text:style-name="T5">Two weeks ago we talked about the OBS Studio 23.0 Release Candidate 1, but now the final version of OBS Studio 23.0 has been released.</text:span></text:p>
        </text:list-item>
        <text:list-item>
          <text:p text:style-name="P12"><text:span text:style-name="T5">There are new ways to support OBS development, Open Collective and Patreon!</text:span><text:span text:style-name="T9"> </text:span></text:p>
        </text:list-item>
      </text:list>
      <text:p text:style-name="Standard"/>
      <text:p text:style-name="Standard"><text:span text:style-name="T12">Meow </text:span></text:p>
      <text:p text:style-name="Standard"><text:a xlink:type="simple" xlink:href="https://www.linuxjournal.com/content/cat-proofing-your-screen-locker" text:style-name="ListLabel_20_110" text:visited-style-name="ListLabel_20_110"><text:span text:style-name="T16">https://www.linuxjournal.com/content/cat-proofing-your-screen-locker</text:span></text:a></text:p>
      <text:list xml:id="list3945818505" text:style-name="WWNum12">
        <text:list-item>
          <text:p text:style-name="P13"><text:span text:style-name="T13">If this works, great!</text:span></text:p>
        </text:list-item>
        <text:list-item>
          <text:p text:style-name="P13"><text:span text:style-name="T13">But I have seen plenty of times when a PC goes to sleep, upon wake up things won’t be working.</text:span></text:p>
        </text:list-item>
        <text:list-item>
          <text:p text:style-name="P13"><text:soft-page-break/><text:span text:style-name="T13">This, in my uneducated opinion, feels like it would make the issue worse.</text:span></text:p>
        </text:list-item>
        <text:list-item>
          <text:p text:style-name="P13"><text:span text:style-name="T13">But hey, maybe that’s just me.</text:span></text:p>
        </text:list-item>
        <text:list-item>
          <text:p text:style-name="P13"><text:span text:style-name="T5">This is a great solution to the cat moves mouse problem, but what if your cat hits the enter key on the keyboard, which then reinitialise the mouse. <text:s/>Of this I am certain where a cat is concerned ;-D</text:span></text:p>
        </text:list-item>
        <text:list-item>
          <text:p text:style-name="P13"><text:span text:style-name="T5">I know one of our patreons and LinuxChix LA, smichelle, could benefit from this on her home and work computers, as someone who saves cats and does TNR. <text:s/>She has had many accidents of this nature with her laptops.</text:span></text:p>
        </text:list-item>
        <text:list-item>
          <text:p text:style-name="P13"><text:span text:style-name="T9">*closes laptop* </text:span></text:p>
        </text:list-item>
      </text:list>
      <text:p text:style-name="Standard"><draw:rect text:anchor-type="as-char" style:rel-width="100%" draw:z-index="5" draw:style-name="gr1" draw:text-style-name="P21" svg:width="0.0012in" svg:height="0.0213in"><text:p/></draw:rect></text:p>
      <text:p text:style-name="Standard">Plugs</text:p>
      <text:p text:style-name="Standard"/>
      <text:p text:style-name="Standard">I made a video about audio and stuff. <text:line-break/>Going to make another one. </text:p>
      <text:p text:style-name="Standard"/>
      <text:p text:style-name="Standard">Anonymous mBTC</text:p>
      <text:p text:style-name="Standard"><draw:rect text:anchor-type="as-char" style:rel-width="100%" draw:z-index="6" draw:style-name="gr1" draw:text-style-name="P21" svg:width="0.0012in" svg:height="0.0213in"><text:p/></draw:rect></text:p>
      <text:p text:style-name="Standard">Slice of Pi</text:p>
      <text:p text:style-name="Standard"/>
      <text:p text:style-name="Standard"><text:span text:style-name="T3">Pi.19</text:span></text:p>
      <text:p text:style-name="Standard"><text:a xlink:type="simple" xlink:href="https://www.tomshardware.com/news/raspberry-pi-updates-to-linux-419,38672.html" text:style-name="ListLabel_20_110" text:visited-style-name="ListLabel_20_110"><text:span text:style-name="T16">https://www.tomshardware.com/news/raspberry-pi-updates-to-linux-419,38672.html</text:span></text:a></text:p>
      <text:list xml:id="list161501829" text:style-name="WWNum2">
        <text:list-item>
          <text:p text:style-name="P14"><text:span text:style-name="T5">The Raspberry Pi Foundation updates its devices to the Linux 4.19 kernel from the Linux 4.14 kernel, which makes patching and development easier.</text:span></text:p>
        </text:list-item>
        <text:list-item>
          <text:p text:style-name="P14"><text:span text:style-name="T5">Linux 4.19 is a Long-Term Support (LTS) kernel, and as we talked about during its release last October, it improves the performance of the Raspberry Pi, ARM and Broadcom devices.</text:span></text:p>
        </text:list-item>
      </text:list>
      <text:p text:style-name="Standard"/>
      <text:p text:style-name="Standard"><draw:rect text:anchor-type="as-char" style:rel-width="100%" draw:z-index="7" draw:style-name="gr1" draw:text-style-name="P21" svg:width="0.0012in" svg:height="0.0213in"><text:p/></draw:rect></text:p>
      <text:p text:style-name="Standard">Feedback</text:p>
      <text:p text:style-name="Standard"><text:soft-page-break/></text:p>
      <text:p text:style-name="Standard">Clones</text:p>
      <text:p text:style-name="Standard"><text:a xlink:type="simple" xlink:href="https://linuxgamecast.com/bradley/?VnVnvxa" text:style-name="ListLabel_20_110" text:visited-style-name="ListLabel_20_110"><text:span text:style-name="T16">https://linuxgamecast.com/bradley/?VnVnvxa</text:span></text:a></text:p>
      <text:list xml:id="list2725589114" text:style-name="WWNum1">
        <text:list-item>
          <text:p text:style-name="P15"><text:span text:style-name="T9">There goes tokyo </text:span></text:p>
        </text:list-item>
      </text:list>
      <text:p text:style-name="Standard"/>
      <text:p text:style-name="Standard">Adguard</text:p>
      <text:p text:style-name="Standard"><text:a xlink:type="simple" xlink:href="https://linuxgamecast.com/bradley/?AAHKuos" text:style-name="ListLabel_20_110" text:visited-style-name="ListLabel_20_110"><text:span text:style-name="T16">https://linuxgamecast.com/bradley/?AAHKuos</text:span></text:a></text:p>
      <text:list xml:id="list3154042773" text:style-name="WWNum10">
        <text:list-item>
          <text:p text:style-name="P16"><text:span text:style-name="T5">I have never used Adguard DNS but I know it is highly recommended and has a great reputation. <text:s/>I use Open DNS which I love.</text:span></text:p>
        </text:list-item>
        <text:list-item>
          <text:p text:style-name="P16"><text:span text:style-name="T5">DNS.Watch is also a good alternativ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9" meta:word-count="1317" meta:character-count="8049" meta:non-whitespace-character-count="6887"/>
    <meta:generator>LibreOfficeDev/6.0.5.2$Linux_X86_64 LibreOffice_project/</meta:generator>
  </office:meta>
</office:document-meta>
</file>